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7cm" fo:margin-left="-1.325cm" table:align="left" style:writing-mode="page"/>
    </style:style>
    <style:style style:name="Таблица1.A" style:family="table-column">
      <style:table-column-properties style:column-width="6.35cm"/>
    </style:style>
    <style:style style:name="Таблица1.B" style:family="table-column">
      <style:table-column-properties style:column-width="6.645cm"/>
    </style:style>
    <style:style style:name="Таблица1.C" style:family="table-column">
      <style:table-column-properties style:column-width="6.70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0a2bee" officeooo:paragraph-rsid="000a2bee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0c3f5e" officeooo:paragraph-rsid="000c3f5e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0f012b" officeooo:paragraph-rsid="000f012b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13161" officeooo:paragraph-rsid="00113161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491d9" officeooo:paragraph-rsid="001491d9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4f58f" officeooo:paragraph-rsid="0014f58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8f0db" officeooo:paragraph-rsid="0018f0db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971aa" officeooo:paragraph-rsid="001971a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1eea9d" officeooo:paragraph-rsid="001eea9d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language="en" fo:country="US" officeooo:rsid="000a2bee" officeooo:paragraph-rsid="000a2bee"/>
    </style:style>
    <style:style style:name="P12" style:family="paragraph" style:parent-style-name="Text_20_body">
      <style:text-properties fo:language="en" fo:country="US" officeooo:rsid="000c3f5e" officeooo:paragraph-rsid="000c3f5e"/>
    </style:style>
    <style:style style:name="P13" style:family="paragraph" style:parent-style-name="Text_20_body">
      <style:text-properties fo:language="en" fo:country="US" officeooo:rsid="00113161" officeooo:paragraph-rsid="00113161"/>
    </style:style>
    <style:style style:name="P14" style:family="paragraph" style:parent-style-name="Text_20_body">
      <style:text-properties fo:language="en" fo:country="US" officeooo:rsid="001491d9" officeooo:paragraph-rsid="001491d9"/>
    </style:style>
    <style:style style:name="P15" style:family="paragraph" style:parent-style-name="Text_20_body">
      <style:text-properties fo:language="en" fo:country="US" officeooo:rsid="0014f58f" officeooo:paragraph-rsid="0014f58f"/>
    </style:style>
    <style:style style:name="P16" style:family="paragraph" style:parent-style-name="Text_20_body">
      <style:text-properties fo:language="en" fo:country="US" officeooo:rsid="0018f0db" officeooo:paragraph-rsid="0018f0db"/>
    </style:style>
    <style:style style:name="P17" style:family="paragraph" style:parent-style-name="Text_20_body">
      <style:text-properties fo:language="en" fo:country="US" officeooo:rsid="001971aa" officeooo:paragraph-rsid="001971aa"/>
    </style:style>
    <style:style style:name="P18" style:family="paragraph" style:parent-style-name="Text_20_body">
      <style:text-properties fo:language="en" fo:country="US" officeooo:rsid="001eea9d" officeooo:paragraph-rsid="001eea9d"/>
    </style:style>
    <style:style style:name="P19" style:family="paragraph" style:parent-style-name="Text_20_body">
      <style:text-properties officeooo:rsid="00247ff4" officeooo:paragraph-rsid="00247ff4"/>
    </style:style>
    <style:style style:name="P20" style:family="paragraph" style:parent-style-name="Text_20_body">
      <style:text-properties style:font-name="Times New Roman" fo:font-size="12pt" fo:language="en" fo:country="US" officeooo:rsid="00303fe2" officeooo:paragraph-rsid="00303fe2" style:font-size-asian="10.5pt"/>
    </style:style>
    <style:style style:name="P21" style:family="paragraph" style:parent-style-name="Text_20_body">
      <style:text-properties style:font-name="Times New Roman" fo:font-size="12pt" fo:language="en" fo:country="US" officeooo:rsid="0030577f" officeooo:paragraph-rsid="0030577f" style:font-size-asian="10.5pt"/>
    </style:style>
    <style:style style:name="P22" style:family="paragraph" style:parent-style-name="Text_20_body">
      <style:text-properties style:font-name="Times New Roman" fo:font-size="12pt" fo:language="en" fo:country="US" fo:font-weight="bold" officeooo:rsid="00303fe2" officeooo:paragraph-rsid="00303fe2" style:font-size-asian="10.5pt" style:font-weight-asian="bold" style:font-weight-complex="bold"/>
    </style:style>
    <style:style style:name="P23" style:family="paragraph" style:parent-style-name="Text_20_body">
      <style:text-properties style:font-name="Times New Roman" fo:font-size="12pt" fo:language="en" fo:country="US" fo:font-weight="bold" officeooo:rsid="0030577f" officeooo:paragraph-rsid="0030577f" style:font-size-asian="10.5pt" style:font-weight-asian="bold" style:font-weight-complex="bold"/>
    </style:style>
    <style:style style:name="P24" style:family="paragraph" style:parent-style-name="Text_20_body">
      <style:text-properties style:font-name="Times New Roman" fo:font-size="12pt" fo:language="en" fo:country="US" fo:font-style="italic" style:text-underline-style="solid" style:text-underline-width="auto" style:text-underline-color="font-color" fo:font-weight="bold" officeooo:rsid="00303fe2" officeooo:paragraph-rsid="00303fe2" style:font-size-asian="10.5pt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style:font-name="Times New Roman" fo:font-size="12pt" fo:language="en" fo:country="US" fo:font-style="italic" style:text-underline-style="solid" style:text-underline-width="auto" style:text-underline-color="font-color" fo:font-weight="bold" officeooo:rsid="0030577f" officeooo:paragraph-rsid="0030577f" style:font-size-asian="10.5pt" style:font-style-asian="italic" style:font-weight-asian="bold" style:font-style-complex="italic" style:font-weight-complex="bold"/>
    </style:style>
    <style:style style:name="P26" style:family="paragraph" style:parent-style-name="Title">
      <style:text-properties fo:language="en" fo:country="US" officeooo:rsid="0005ee81" officeooo:paragraph-rsid="0005ee81"/>
    </style:style>
    <style:style style:name="P27" style:family="paragraph" style:parent-style-name="Title">
      <style:text-properties fo:language="en" fo:country="US" officeooo:rsid="002c5165" officeooo:paragraph-rsid="002c5165"/>
    </style:style>
    <style:style style:name="P28" style:family="paragraph" style:parent-style-name="Title">
      <style:paragraph-properties fo:break-before="page"/>
      <style:text-properties fo:language="en" fo:country="US" officeooo:rsid="002c5165" officeooo:paragraph-rsid="002c5165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en" fo:country="US" officeooo:rsid="0005ee81" officeooo:paragraph-rsid="0005ee81"/>
    </style:style>
    <style:style style:name="P30" style:family="paragraph" style:parent-style-name="Heading_20_2">
      <style:text-properties fo:language="en" fo:country="US" officeooo:rsid="002a05df" officeooo:paragraph-rsid="002a05df"/>
    </style:style>
    <style:style style:name="P31" style:family="paragraph" style:parent-style-name="Heading_20_1">
      <style:text-properties fo:language="en" fo:country="US" officeooo:rsid="00079f31" officeooo:paragraph-rsid="00080c51"/>
    </style:style>
    <style:style style:name="P32" style:family="paragraph" style:parent-style-name="Heading_20_1">
      <style:text-properties fo:language="en" fo:country="US" officeooo:rsid="000a2bee" officeooo:paragraph-rsid="000a2bee"/>
    </style:style>
    <style:style style:name="P33" style:family="paragraph" style:parent-style-name="Heading_20_1">
      <style:text-properties fo:language="en" fo:country="US" officeooo:rsid="000c3f5e" officeooo:paragraph-rsid="000c3f5e"/>
    </style:style>
    <style:style style:name="P34" style:family="paragraph" style:parent-style-name="Heading_20_1">
      <style:text-properties fo:language="en" fo:country="US" officeooo:rsid="000f012b" officeooo:paragraph-rsid="000f012b"/>
    </style:style>
    <style:style style:name="P35" style:family="paragraph" style:parent-style-name="Heading_20_1">
      <style:text-properties fo:language="en" fo:country="US" officeooo:rsid="00113161" officeooo:paragraph-rsid="00113161"/>
    </style:style>
    <style:style style:name="P36" style:family="paragraph" style:parent-style-name="Heading_20_1">
      <style:text-properties fo:language="en" fo:country="US" officeooo:rsid="001491d9" officeooo:paragraph-rsid="001491d9"/>
    </style:style>
    <style:style style:name="P37" style:family="paragraph" style:parent-style-name="Heading_20_1">
      <style:text-properties fo:language="en" fo:country="US" officeooo:rsid="0014f58f" officeooo:paragraph-rsid="0014f58f"/>
    </style:style>
    <style:style style:name="P38" style:family="paragraph" style:parent-style-name="Heading_20_1">
      <style:text-properties fo:language="en" fo:country="US" officeooo:rsid="0018f0db" officeooo:paragraph-rsid="0018f0db"/>
    </style:style>
    <style:style style:name="P39" style:family="paragraph" style:parent-style-name="Heading_20_1">
      <style:text-properties fo:language="en" fo:country="US" officeooo:rsid="001971aa" officeooo:paragraph-rsid="001971aa"/>
    </style:style>
    <style:style style:name="P40" style:family="paragraph" style:parent-style-name="Heading_20_1">
      <style:text-properties fo:language="en" fo:country="US" officeooo:rsid="001eea9d" officeooo:paragraph-rsid="001eea9d"/>
    </style:style>
    <style:style style:name="P41" style:family="paragraph" style:parent-style-name="Heading_20_1">
      <style:text-properties fo:language="en" fo:country="US" officeooo:rsid="00246867" officeooo:paragraph-rsid="00246867"/>
    </style:style>
    <style:style style:name="P42" style:family="paragraph" style:parent-style-name="Heading_20_1">
      <style:text-properties fo:language="en" fo:country="US" officeooo:rsid="00247ff4"/>
    </style:style>
    <style:style style:name="P43" style:family="paragraph" style:parent-style-name="Title">
      <style:paragraph-properties fo:break-before="page"/>
      <style:text-properties fo:language="en" fo:country="US" officeooo:rsid="005ec3da" officeooo:paragraph-rsid="005ec3da"/>
    </style:style>
    <style:style style:name="P44" style:family="paragraph" style:parent-style-name="Text_20_body" style:list-style-name="L1">
      <style:text-properties officeooo:rsid="0005ee81" officeooo:paragraph-rsid="0005ee81"/>
    </style:style>
    <style:style style:name="P45" style:family="paragraph" style:parent-style-name="Text_20_body" style:list-style-name="L1">
      <style:text-properties fo:language="en" fo:country="US" officeooo:rsid="0005ee81" officeooo:paragraph-rsid="0005ee81"/>
    </style:style>
    <style:style style:name="P46" style:family="paragraph" style:parent-style-name="Text_20_body" style:list-style-name="L2">
      <style:text-properties fo:language="en" fo:country="US" officeooo:rsid="000a2bee" officeooo:paragraph-rsid="000a2bee"/>
    </style:style>
    <style:style style:name="P47" style:family="paragraph" style:parent-style-name="Text_20_body" style:list-style-name="L3">
      <style:text-properties fo:language="en" fo:country="US" officeooo:rsid="000c3f5e" officeooo:paragraph-rsid="000c3f5e"/>
    </style:style>
    <style:style style:name="P48" style:family="paragraph" style:parent-style-name="Text_20_body" style:list-style-name="L4">
      <style:text-properties fo:language="en" fo:country="US" officeooo:rsid="000f012b" officeooo:paragraph-rsid="000f012b"/>
    </style:style>
    <style:style style:name="P49" style:family="paragraph" style:parent-style-name="Text_20_body" style:list-style-name="L5">
      <style:text-properties fo:language="en" fo:country="US" officeooo:rsid="00113161" officeooo:paragraph-rsid="00113161"/>
    </style:style>
    <style:style style:name="P50" style:family="paragraph" style:parent-style-name="Text_20_body" style:list-style-name="L6">
      <style:text-properties fo:language="en" fo:country="US" officeooo:rsid="001491d9" officeooo:paragraph-rsid="001491d9"/>
    </style:style>
    <style:style style:name="P51" style:family="paragraph" style:parent-style-name="Text_20_body" style:list-style-name="L7">
      <style:text-properties fo:language="en" fo:country="US" officeooo:rsid="0014f58f" officeooo:paragraph-rsid="0014f58f"/>
    </style:style>
    <style:style style:name="P52" style:family="paragraph" style:parent-style-name="Text_20_body" style:list-style-name="L8">
      <style:text-properties fo:language="en" fo:country="US" officeooo:rsid="0018f0db" officeooo:paragraph-rsid="0018f0db"/>
    </style:style>
    <style:style style:name="P53" style:family="paragraph" style:parent-style-name="Text_20_body" style:list-style-name="L9">
      <style:text-properties fo:language="en" fo:country="US" officeooo:rsid="001971aa" officeooo:paragraph-rsid="001971aa"/>
    </style:style>
    <style:style style:name="P54" style:family="paragraph" style:parent-style-name="Text_20_body" style:list-style-name="L10">
      <style:text-properties fo:language="en" fo:country="US" officeooo:rsid="001eea9d" officeooo:paragraph-rsid="001eea9d"/>
    </style:style>
    <style:style style:name="P55" style:family="paragraph" style:parent-style-name="Text_20_body">
      <style:text-properties fo:language="en" fo:country="US" fo:font-style="italic" style:text-underline-style="solid" style:text-underline-width="auto" style:text-underline-color="font-color" fo:font-weight="bold" officeooo:rsid="00246867" officeooo:paragraph-rsid="00246867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fo:language="en" fo:country="US" officeooo:rsid="00246867" officeooo:paragraph-rsid="00246867"/>
    </style:style>
    <style:style style:name="P57" style:family="paragraph" style:parent-style-name="Text_20_body" style:list-style-name="L11">
      <style:text-properties fo:language="en" fo:country="US" officeooo:rsid="00246867" officeooo:paragraph-rsid="00246867"/>
    </style:style>
    <style:style style:name="P58" style:family="paragraph" style:parent-style-name="Text_20_body" style:list-style-name="L13">
      <style:text-properties fo:language="en" fo:country="US" officeooo:rsid="002a05df" officeooo:paragraph-rsid="002bfd52"/>
    </style:style>
    <style:style style:name="P59" style:family="paragraph" style:parent-style-name="Text_20_body" style:list-style-name="L14">
      <style:text-properties fo:language="en" fo:country="US" officeooo:rsid="003345b6" officeooo:paragraph-rsid="0034c7b4"/>
    </style:style>
    <style:style style:name="P60" style:family="paragraph" style:parent-style-name="Text_20_body">
      <style:text-properties fo:language="en" fo:country="US" officeooo:rsid="003c1b3f" officeooo:paragraph-rsid="003cb7e7"/>
    </style:style>
    <style:style style:name="P61" style:family="paragraph" style:parent-style-name="Text_20_body" style:list-style-name="L15">
      <style:text-properties fo:language="en" fo:country="US" officeooo:rsid="003c1b3f" officeooo:paragraph-rsid="003cb7e7"/>
    </style:style>
    <style:style style:name="P62" style:family="paragraph" style:parent-style-name="Text_20_body">
      <style:text-properties fo:language="en" fo:country="US" officeooo:rsid="005ec3da" officeooo:paragraph-rsid="005ec3da"/>
    </style:style>
    <style:style style:name="P63" style:family="paragraph" style:parent-style-name="Text_20_body" style:list-style-name="L2">
      <style:text-properties officeooo:rsid="000a2bee" officeooo:paragraph-rsid="000a2bee"/>
    </style:style>
    <style:style style:name="P64" style:family="paragraph" style:parent-style-name="Text_20_body" style:list-style-name="L3">
      <style:text-properties officeooo:rsid="000c3f5e" officeooo:paragraph-rsid="000c3f5e"/>
    </style:style>
    <style:style style:name="P65" style:family="paragraph" style:parent-style-name="Text_20_body" style:list-style-name="L4">
      <style:text-properties officeooo:rsid="000f012b" officeooo:paragraph-rsid="000f012b"/>
    </style:style>
    <style:style style:name="P66" style:family="paragraph" style:parent-style-name="Text_20_body" style:list-style-name="L5">
      <style:text-properties officeooo:rsid="00113161" officeooo:paragraph-rsid="00113161"/>
    </style:style>
    <style:style style:name="P67" style:family="paragraph" style:parent-style-name="Text_20_body" style:list-style-name="L6">
      <style:text-properties officeooo:rsid="001491d9" officeooo:paragraph-rsid="001491d9"/>
    </style:style>
    <style:style style:name="P68" style:family="paragraph" style:parent-style-name="Text_20_body" style:list-style-name="L7">
      <style:text-properties officeooo:rsid="0014f58f" officeooo:paragraph-rsid="0014f58f"/>
    </style:style>
    <style:style style:name="P69" style:family="paragraph" style:parent-style-name="Text_20_body" style:list-style-name="L8">
      <style:text-properties officeooo:rsid="0018f0db" officeooo:paragraph-rsid="0018f0db"/>
    </style:style>
    <style:style style:name="P70" style:family="paragraph" style:parent-style-name="Text_20_body" style:list-style-name="L9">
      <style:text-properties officeooo:rsid="001971aa" officeooo:paragraph-rsid="001971aa"/>
    </style:style>
    <style:style style:name="P71" style:family="paragraph" style:parent-style-name="Text_20_body" style:list-style-name="L11">
      <style:text-properties officeooo:rsid="00246867" officeooo:paragraph-rsid="00246867"/>
    </style:style>
    <style:style style:name="P72" style:family="paragraph" style:parent-style-name="Text_20_body" style:list-style-name="L12"/>
    <style:style style:name="P73" style:family="paragraph" style:parent-style-name="Text_20_body" style:list-style-name="L12">
      <style:text-properties officeooo:rsid="00247ff4" officeooo:paragraph-rsid="00247ff4"/>
    </style:style>
    <style:style style:name="P74" style:family="paragraph" style:parent-style-name="Text_20_body" style:list-style-name="L14">
      <style:text-properties officeooo:rsid="0034c7b4" officeooo:paragraph-rsid="0034c7b4"/>
    </style:style>
    <style:style style:name="P75" style:family="paragraph" style:parent-style-name="Text_20_body" style:list-style-name="L15">
      <style:text-properties officeooo:rsid="003cb7e7" officeooo:paragraph-rsid="003cb7e7"/>
    </style:style>
    <style:style style:name="P76" style:family="paragraph" style:parent-style-name="Text_20_body">
      <style:text-properties officeooo:rsid="003cb7e7" officeooo:paragraph-rsid="003cb7e7"/>
    </style:style>
    <style:style style:name="P77" style:family="paragraph" style:parent-style-name="Text_20_body">
      <style:text-properties officeooo:rsid="00412186" officeooo:paragraph-rsid="00412186"/>
    </style:style>
    <style:style style:name="P78" style:family="paragraph" style:parent-style-name="Text_20_body" style:list-style-name="L16">
      <style:text-properties officeooo:rsid="00464b38" officeooo:paragraph-rsid="00464b38"/>
    </style:style>
    <style:style style:name="P79" style:family="paragraph" style:parent-style-name="Text_20_body">
      <style:text-properties officeooo:rsid="004ebc1a" officeooo:paragraph-rsid="004ebc1a"/>
    </style:style>
    <style:style style:name="P80" style:family="paragraph" style:parent-style-name="Text_20_body">
      <style:text-properties officeooo:rsid="0058d09c" officeooo:paragraph-rsid="0058d09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officeooo:rsid="003345b6"/>
    </style:style>
    <style:style style:name="T5" style:family="text">
      <style:text-properties fo:language="en" fo:country="US" officeooo:rsid="0025b727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25b727" style:font-weight-asian="bold" style:font-weight-complex="bold"/>
    </style:style>
    <style:style style:name="T8" style:family="text">
      <style:text-properties fo:language="en" fo:country="US" fo:font-weight="bold" officeooo:rsid="0027a55c" style:font-weight-asian="bold" style:font-weight-complex="bold"/>
    </style:style>
    <style:style style:name="T9" style:family="text">
      <style:text-properties fo:language="en" fo:country="US" fo:font-weight="bold" officeooo:rsid="0027f61f" style:font-weight-asian="bold" style:font-weight-complex="bold"/>
    </style:style>
    <style:style style:name="T10" style:family="text">
      <style:text-properties fo:language="en" fo:country="US" officeooo:rsid="0027a55c"/>
    </style:style>
    <style:style style:name="T11" style:family="text">
      <style:text-properties fo:language="en" fo:country="US" officeooo:rsid="0027f61f"/>
    </style:style>
    <style:style style:name="T12" style:family="text">
      <style:text-properties fo:language="en" fo:country="US" officeooo:rsid="003345b6"/>
    </style:style>
    <style:style style:name="T13" style:family="text">
      <style:text-properties fo:language="en" fo:country="US" officeooo:rsid="003a3c86"/>
    </style:style>
    <style:style style:name="T14" style:family="text">
      <style:text-properties fo:language="en" fo:country="US" officeooo:rsid="003c1b3f"/>
    </style:style>
    <style:style style:name="T15" style:family="text">
      <style:text-properties fo:language="en" fo:country="US" officeooo:rsid="003e823f"/>
    </style:style>
    <style:style style:name="T16" style:family="text">
      <style:text-properties fo:language="en" fo:country="US" officeooo:rsid="0048bd09"/>
    </style:style>
    <style:style style:name="T17" style:family="text">
      <style:text-properties fo:language="en" fo:country="US" officeooo:rsid="004dab6b"/>
    </style:style>
    <style:style style:name="T18" style:family="text">
      <style:text-properties fo:language="en" fo:country="US" officeooo:rsid="004f0e8e"/>
    </style:style>
    <style:style style:name="T19" style:family="text">
      <style:text-properties fo:language="en" fo:country="US" officeooo:rsid="00504a68"/>
    </style:style>
    <style:style style:name="T20" style:family="text">
      <style:text-properties fo:language="en" fo:country="US" officeooo:rsid="00507c9a"/>
    </style:style>
    <style:style style:name="T21" style:family="text">
      <style:text-properties fo:language="en" fo:country="US" officeooo:rsid="005abb2d"/>
    </style:style>
    <style:style style:name="T22" style:family="text">
      <style:text-properties fo:language="en" fo:country="US" officeooo:rsid="005c306c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a2bee"/>
    </style:style>
    <style:style style:name="T25" style:family="text">
      <style:text-properties fo:language="ru" fo:country="RU" officeooo:rsid="00379a10"/>
    </style:style>
    <style:style style:name="T26" style:family="text">
      <style:text-properties fo:language="ru" fo:country="RU" style:text-underline-style="solid" style:text-underline-width="auto" style:text-underline-color="font-color"/>
    </style:style>
    <style:style style:name="T27" style:family="text">
      <style:text-properties fo:language="ru" fo:country="RU" style:text-underline-style="solid" style:text-underline-width="auto" style:text-underline-color="font-color" officeooo:rsid="0035e7dd"/>
    </style:style>
    <style:style style:name="T28" style:family="text">
      <style:text-properties fo:language="ru" fo:country="RU" style:text-underline-style="solid" style:text-underline-width="auto" style:text-underline-color="font-color" officeooo:rsid="0035f1a1"/>
    </style:style>
    <style:style style:name="T29" style:family="text">
      <style:text-properties fo:language="ru" fo:country="RU" officeooo:rsid="003d382f"/>
    </style:style>
    <style:style style:name="T30" style:family="text">
      <style:text-properties fo:language="ru" fo:country="RU" officeooo:rsid="00416275"/>
    </style:style>
    <style:style style:name="T31" style:family="text">
      <style:text-properties fo:language="ru" fo:country="RU" officeooo:rsid="0048bd09"/>
    </style:style>
    <style:style style:name="T32" style:family="text">
      <style:text-properties fo:language="ru" fo:country="RU" officeooo:rsid="004a1943"/>
    </style:style>
    <style:style style:name="T33" style:family="text">
      <style:text-properties fo:language="ru" fo:country="RU" officeooo:rsid="004b1fb9"/>
    </style:style>
    <style:style style:name="T34" style:family="text">
      <style:text-properties fo:language="ru" fo:country="RU" officeooo:rsid="005abb2d"/>
    </style:style>
    <style:style style:name="T35" style:family="text">
      <style:text-properties fo:language="ru" fo:country="RU" officeooo:rsid="004dab6b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4dab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ctive Voice</text:p>
      <text:h text:style-name="P31" text:outline-level="1">Present Simple</text:h>
      <text:p text:style-name="P1">V1 / V1 + s</text:p>
      <text:p text:style-name="P29">Present Simple is used to denote:</text:p>
      <text:list xml:id="list8658940363425252532" text:style-name="L1">
        <text:list-item>
          <text:p text:style-name="P44"><text:span text:style-name="T2">Simple present facts and general statements</text:span><text:span text:style-name="T1">:</text:span></text:p>
          <text:p text:style-name="P45">E.g. He lives in London. She is a second-year student.</text:p>
        </text:list-item>
        <text:list-item>
          <text:p text:style-name="P44"><text:span text:style-name="T2">Universal (timeless) truths</text:span><text:span text:style-name="T1">:</text:span></text:p>
          <text:p text:style-name="P45">E.g. Water boils at 100C. The sun rises in the east.</text:p>
        </text:list-item>
        <text:list-item>
          <text:p text:style-name="P44"><text:span text:style-name="T2">Repeated present actions</text:span><text:span text:style-name="T1">:</text:span></text:p>
          <text:p text:style-name="P45">E.g. She always has coffee with her breakfast.</text:p>
          <text:p text:style-name="P45">E.g. It usually takes him 10 minutes to get to the university.</text:p>
        </text:list-item>
        <text:list-item>
          <text:p text:style-name="P44"><text:span text:style-name="T2">Actions that happen according to a certain timetable</text:span><text:span text:style-name="T1">:</text:span></text:p>
          <text:p text:style-name="P44"><text:span text:style-name="T1">E.g. The museum opens at 9 </text:span><text:span text:style-name="T23">a</text:span><text:span text:style-name="T24">.</text:span><text:span text:style-name="T23">m</text:span><text:span text:style-name="T1">. and closes at 5 </text:span><text:span text:style-name="T23">p</text:span><text:span text:style-name="T24">.</text:span><text:span text:style-name="T23">m</text:span><text:span text:style-name="T1">.</text:span></text:p>
        </text:list-item>
        <text:list-item>
          <text:p text:style-name="P44"><text:span text:style-name="T2">Future actions in clauses of time and condition (if, as soon as, less, unless, till, until, when, after)</text:span><text:span text:style-name="T1">:</text:span></text:p>
          <text:p text:style-name="P45">E.g. If the weather is fine, we will go swimming.</text:p>
          <text:p text:style-name="P45">E.g. As soon as she comes, I will ask her to give you a ring.</text:p>
        </text:list-item>
      </text:list>
      <text:h text:style-name="P32" text:outline-level="1">Present Continuous</text:h>
      <text:p text:style-name="P2">to be (am, is, are) + V1 + ing</text:p>
      <text:p text:style-name="P11">Present Continuous is used to denote:</text:p>
      <text:list xml:id="list96708724233206143" text:style-name="L2">
        <text:list-item>
          <text:p text:style-name="P63"><text:span text:style-name="T2">Actions in progress at the present time (at the moment of speaking) or in the present period of time</text:span><text:span text:style-name="T1">:</text:span></text:p>
          <text:p text:style-name="P46">E.g. They are watching a film now.</text:p>
          <text:p text:style-name="P46">E.g. Is it raining now?</text:p>
          <text:p text:style-name="P46">E.g. I'm reading a very interesting book at present (not now, but in the present period of my life).</text:p>
        </text:list-item>
        <text:list-item>
          <text:p text:style-name="P63"><text:span text:style-name="T2">Personal plans for the near future (the action is arranged)</text:span><text:span text:style-name="T1">:</text:span></text:p>
          <text:p text:style-name="P46">E.g. I'm leaving for New-York tomorrow morning.</text:p>
          <text:p text:style-name="P46">E.g. I'm seeing my friends tonight.</text:p>
        </text:list-item>
        <text:list-item>
          <text:p text:style-name="P63"><text:span text:style-name="T2">Changing processes</text:span><text:span text:style-name="T1">:</text:span></text:p>
          <text:p text:style-name="P46">E.g. It is getting dark. I have to go now.</text:p>
          <text:p text:style-name="P46"><text:soft-page-break/>E.g. Your English is improving.</text:p>
        </text:list-item>
        <text:list-item>
          <text:p text:style-name="P63"><text:span text:style-name="T2">Annoyance and exaggeration with such adverbs as "always, constantly, forever" (Эмоции)</text:span><text:span text:style-name="T1">:</text:span></text:p>
          <text:p text:style-name="P46">E.g. She is always grumbling!</text:p>
          <text:p text:style-name="P46">E.g. He is forever making a mess in his room!</text:p>
        </text:list-item>
        <text:list-item>
          <text:p text:style-name="P63"><text:span text:style-name="T2">Temporary, in-progress behavior in the construction (Несвойственное поведение)</text:span><text:span text:style-name="T1">:</text:span></text:p>
          <text:p text:style-name="P46">"be + an adjective" (bad, cruel, (un)fair, foolish, (il)logical, funny, generous, (im)polite, lazy, (un)kind, noisy, rude, serious, silly, (un)pleasant):</text:p>
          <text:p text:style-name="P46">E.g. Why are you being so illogical about this matter?</text:p>
          <text:p text:style-name="P46">E.g. That's a bit strange! Steve is being so polite today.</text:p>
        </text:list-item>
      </text:list>
      <text:h text:style-name="P33" text:outline-level="1">Past Simple</text:h>
      <text:p text:style-name="P3">V2 / V1 + ed</text:p>
      <text:p text:style-name="P12">Past Simple is used to denote:</text:p>
      <text:list xml:id="list6857206938600185353" text:style-name="L3">
        <text:list-item>
          <text:p text:style-name="P64"><text:span text:style-name="T2">An action (an activity) or situation that began and ended at a particular time in the past</text:span><text:span text:style-name="T1">:</text:span></text:p>
          <text:p text:style-name="P47">E.g. They arrived in London last Friday.</text:p>
          <text:p text:style-name="P47">E.g. She bought a very nice dress yesterday.</text:p>
          <text:p text:style-name="P47">E.g. He phoned you 2 hours ago.</text:p>
        </text:list-item>
        <text:list-item>
          <text:p text:style-name="P64"><text:span text:style-name="T2">A succession of actions (activities) that began and ended at a particular time the past</text:span><text:span text:style-name="T1">:</text:span></text:p>
          <text:p text:style-name="P47">E.g. She returned home, had dinner, and went straight to bed.</text:p>
          <text:p text:style-name="P47">E.g. The lecturer entered the classroom, greeted the students, and asked them to take their seats.</text:p>
        </text:list-item>
      </text:list>
      <text:h text:style-name="P34" text:outline-level="1">Past Continuous</text:h>
      <text:p text:style-name="P4">to be (was, were) + V1 + ing</text:p>
      <text:list xml:id="list5621421890969832219" text:style-name="L4">
        <text:list-item>
          <text:p text:style-name="P65"><text:span text:style-name="T2">An action (two or more simultaneous actions) that was in progress at a particular time or period of time in the past</text:span><text:span text:style-name="T1">:</text:span></text:p>
          <text:p text:style-name="P48">E.g. While Ann was doing her homework, her parents were watching TV.</text:p>
          <text:p text:style-name="P48">E.g. I was listening to music at 5 p.m. yesterday.</text:p>
          <text:p text:style-name="P48">E.g. The children were sleeping when we arrived.</text:p>
          <text:p text:style-name="P48">E.g. What were you doing this time yesterday? I was raining all day long yesterday.</text:p>
        </text:list-item>
      </text:list>
      <text:h text:style-name="P35" text:outline-level="1">Present Perfect</text:h>
      <text:p text:style-name="P5">have, has + V3 / V1 + ed</text:p>
      <text:p text:style-name="P13">Present Perfect is used to denote:</text:p>
      <text:list xml:id="list1554716471428959110" text:style-name="L5">
        <text:list-item>
          <text:p text:style-name="P66"><text:soft-page-break/><text:span text:style-name="T3">A completed actions that has a connections with the present time</text:span><text:span text:style-name="T1">:</text:span></text:p>
          <text:p text:style-name="P49">E.g. I have lost my key, so I can't get into the house.</text:p>
          <text:p text:style-name="P49">E.g. I have just had lunch, so I am not hungry.</text:p>
          <text:p text:style-name="P49">E.g. We have been friends since our childhood.</text:p>
          <text:p text:style-name="P49">E.g. They have known each other for a long time.</text:p>
        </text:list-item>
        <text:list-item>
          <text:p text:style-name="P66"><text:span text:style-name="T2">Events that have or haven't place before now</text:span><text:span text:style-name="T1">:</text:span></text:p>
          <text:p text:style-name="P49">E.g. Have you ever been to Paris?</text:p>
          <text:p text:style-name="P49">E.g. I haven't seen him before.</text:p>
          <text:p text:style-name="P49">E.g. He has never traveled by plane.</text:p>
        </text:list-item>
      </text:list>
      <text:h text:style-name="P36" text:outline-level="1">Present Perfect Continuous</text:h>
      <text:p text:style-name="P6">have, has + been + V1 + ing</text:p>
      <text:p text:style-name="P14">Present Perfect Continuous is used to denote:</text:p>
      <text:list xml:id="list5976510150118464855" text:style-name="L6">
        <text:list-item>
          <text:p text:style-name="P67"><text:span text:style-name="T2">An action (or an activity) that began in the past and is still going on (INCLUSIVE) or has just stopped (EXCLUSIVE)</text:span><text:span text:style-name="T1">:</text:span></text:p>
          <text:p text:style-name="P50">E.g. I have been doing my home task since morning, so now I'm getting tired.</text:p>
          <text:p text:style-name="P50">E.g. Your eyes are red. Have you been crying?</text:p>
          <text:p text:style-name="P50">E.g. He has been learning Chinese since September.</text:p>
        </text:list-item>
      </text:list>
      <text:h text:style-name="P37" text:outline-level="1">Past Perfect</text:h>
      <text:p text:style-name="P7">had + V3 / V1 + ed</text:p>
      <text:p text:style-name="P15">Past Perfect is used to denote:</text:p>
      <text:list xml:id="list196823926127425242" text:style-name="L7">
        <text:list-item>
          <text:p text:style-name="P68"><text:span text:style-name="T2">An action that was finished before another action or period of time in the past</text:span><text:span text:style-name="T1">:</text:span></text:p>
          <text:p text:style-name="P51">E.g. Amy had already left for work when Bill came home.</text:p>
          <text:p text:style-name="P51">E.g. By the time they had their first baby, they had been married for five years.</text:p>
          <text:p text:style-name="P51">E.g. I had finished the task by the time the teacher asked us to hand in our papers.</text:p>
        </text:list-item>
      </text:list>
      <text:h text:style-name="P38" text:outline-level="1">Past Perfect Continuous</text:h>
      <text:p text:style-name="P8">had + been + V1 + ing</text:p>
      <text:p text:style-name="P16">Past Perfect Continuous is used to denote:</text:p>
      <text:list xml:id="list6329278968068260214" text:style-name="L8">
        <text:list-item>
          <text:p text:style-name="P69"><text:span text:style-name="T2">An action (or an activity) that started in the past and was in progress before another activity or period of time in the past</text:span><text:span text:style-name="T1">:</text:span></text:p>
          <text:p text:style-name="P52">E.g. Tom had been writing his yearly essay for three hours when his friends called on him.</text:p>
          <text:p text:style-name="P52"><text:soft-page-break/>E.g. Mrs Black had been working in the garden for two hours when it started to rain.</text:p>
        </text:list-item>
      </text:list>
      <text:h text:style-name="P39" text:outline-level="1">Future Continuous</text:h>
      <text:p text:style-name="P9">will + be + V1 + ing</text:p>
      <text:p text:style-name="P17">Future Continuous is used to denote:</text:p>
      <text:list xml:id="list2607198418648636434" text:style-name="L9">
        <text:list-item>
          <text:p text:style-name="P70"><text:span text:style-name="T2">An action that will be in progress at a certain period of time in the future</text:span><text:span text:style-name="T1">:</text:span></text:p>
          <text:p text:style-name="P53">E.g. This time tomorrow I will be having a good time at the seaside.</text:p>
          <text:p text:style-name="P53">E.g. What will you be doing at 5 p.m. tomorrow?</text:p>
        </text:list-item>
      </text:list>
      <text:h text:style-name="P40" text:outline-level="1">Future Perfect</text:h>
      <text:p text:style-name="P10">will + have + V3 / V1 + ed</text:p>
      <text:p text:style-name="P18">Future Perfect is used to denote:</text:p>
      <text:list xml:id="list6977292744476302027" text:style-name="L10">
        <text:list-item>
          <text:p text:style-name="P54"><text:span text:style-name="T36">An action that will be finished before another time or action in the future</text:span>:</text:p>
          <text:p text:style-name="P54">E.g. They will have built the house by the end of this year.</text:p>
          <text:p text:style-name="P54">E.g. By the time my friends call on me, I will have done my home task and cleaned my room.</text:p>
        </text:list-item>
      </text:list>
      <text:h text:style-name="P41" text:outline-level="1">Future Perfect Continuous</text:h>
      <text:p text:style-name="P55">will + have + been + V1 + ing</text:p>
      <text:p text:style-name="P56">Future Perfect Continuous is used to denote:</text:p>
      <text:list xml:id="list5315430264647525542" text:style-name="L11">
        <text:list-item>
          <text:p text:style-name="P71"><text:span text:style-name="T2">An action that will be in progress before another time or action in the future</text:span><text:span text:style-name="T1">:</text:span></text:p>
          <text:p text:style-name="P57">E.g. By the end of next year they will have been living in this flat for 7 years.</text:p>
          <text:p text:style-name="P57">E.g. By 2014 he will have been driving for twenty years.</text:p>
        </text:list-item>
      </text:list>
      <text:h text:style-name="P42" text:outline-level="1">All Times (Examples)</text:h>
      <text:list xml:id="list4133933070468850159" text:style-name="L12">
        <text:list-item>
          <text:p text:style-name="P73"><text:span text:style-name="T1">We will be watching a movie in the cinema in 5 o'clock tomorrow. </text:span><text:span text:style-name="T6">Future Continuous</text:span></text:p>
        </text:list-item>
        <text:list-item>
          <text:p text:style-name="P73"><text:span text:style-name="T1">She has coffee two times a day. </text:span><text:span text:style-name="T6">Present Simple</text:span></text:p>
        </text:list-item>
        <text:list-item>
          <text:p text:style-name="P73"><text:span text:style-name="T1">They will go to the countryside tomorrow. </text:span><text:span text:style-name="T6">Future Simple</text:span></text:p>
        </text:list-item>
        <text:list-item>
          <text:p text:style-name="P73"><text:span text:style-name="T1">They are </text:span><text:span text:style-name="T5">meeting</text:span><text:span text:style-name="T1"> with their </text:span><text:span text:style-name="T5">foreign</text:span><text:span text:style-name="T1"> friends now. </text:span><text:span text:style-name="T6">Present </text:span><text:span text:style-name="T7">Continuous</text:span></text:p>
        </text:list-item>
        <text:list-item>
          <text:p text:style-name="P73"><text:span text:style-name="T1">He met his old friend yesterday. </text:span><text:span text:style-name="T6">Past Simple</text:span></text:p>
        </text:list-item>
        <text:list-item>
          <text:p text:style-name="P73"><text:span text:style-name="T1">They were</text:span><text:span text:style-name="T5"> skiting</text:span><text:span text:style-name="T1"> from 3 o'clock to 5 o'clock. </text:span><text:span text:style-name="T6">Past </text:span><text:span text:style-name="T7">Continuous</text:span></text:p>
        </text:list-item>
        <text:list-item>
          <text:p text:style-name="P73"><text:span text:style-name="T1">We have already discussed this question, lets go on to the next one. </text:span><text:span text:style-name="T6">Present Perfect</text:span></text:p>
        </text:list-item>
        <text:list-item>
          <text:p text:style-name="P73"><text:soft-page-break/><text:span text:style-name="T1">I have been reading this book for 3 days. </text:span><text:span text:style-name="T6">Present Perfect Continuous Inclusive</text:span></text:p>
        </text:list-item>
        <text:list-item>
          <text:p text:style-name="P73"><text:span text:style-name="T1">They had come back by 6 p.m. yesterday.</text:span><text:span text:style-name="T6"> Past Perfect</text:span></text:p>
        </text:list-item>
        <text:list-item>
          <text:p text:style-name="P72"><text:span text:style-name="T1">They will have finished building new house by the end of this year. </text:span><text:span text:style-name="T6">Future Perfect</text:span></text:p>
        </text:list-item>
        <text:list-item>
          <text:p text:style-name="P73"><text:span text:style-name="T1">He </text:span><text:span text:style-name="T10">had</text:span><text:span text:style-name="T1"> been translating an article for 2 hours when his friends invited him to walk. </text:span><text:span text:style-name="T8">Past Perfect Continuous</text:span></text:p>
        </text:list-item>
        <text:list-item>
          <text:p text:style-name="P73"><text:span text:style-name="T1">He will have been leaving for 3 months by the time they d</text:span><text:span text:style-name="T11">e</text:span><text:span text:style-name="T1">cide to make the house warming party. </text:span><text:span text:style-name="T9">Future Perfect Continuous</text:span></text:p>
        </text:list-item>
      </text:list>
      <text:h text:style-name="P30" text:outline-level="2">Some more examples</text:h>
      <text:list xml:id="list7047170316757192271" text:style-name="L13">
        <text:list-item>
          <text:p text:style-name="P58">Is snows often in Russia in winter.</text:p>
        </text:list-item>
        <text:list-item>
          <text:p text:style-name="P58">Look! It is snowing!</text:p>
        </text:list-item>
        <text:list-item>
          <text:p text:style-name="P58">It snowed yesterday.</text:p>
        </text:list-item>
        <text:list-item>
          <text:p text:style-name="P58">It was snowing all day yesterday.</text:p>
        </text:list-item>
        <text:list-item>
          <text:p text:style-name="P58">It has snowed every day this week.</text:p>
        </text:list-item>
        <text:list-item>
          <text:p text:style-name="P58">It has been snowing since early morning.</text:p>
        </text:list-item>
        <text:list-item>
          <text:p text:style-name="P58">It will snow tomorrow.</text:p>
        </text:list-item>
        <text:list-item>
          <text:p text:style-name="P58">It will be snowing from 10 to 12 according to the wether forecast.</text:p>
        </text:list-item>
        <text:list-item>
          <text:p text:style-name="P58">Snow will have stopped by the end of tomorrow<text:tab/></text:p>
        </text:list-item>
        <text:list-item>
          <text:p text:style-name="P58">Snow had stopped when we came back home.</text:p>
        </text:list-item>
        <text:list-item>
          <text:p text:style-name="P58">It had been snowing for several hours when we decided to go skying.</text:p>
        </text:list-item>
        <text:list-item>
          <text:p text:style-name="P58">It will have been snowing for several days when competitions start.</text:p>
        </text:list-item>
      </text:list>
      <text:p text:style-name="P27"/>
      <text:p text:style-name="P28">Passive Voice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Present Simple Passive Voice</text:p>
          </table:table-cell>
          <table:table-cell table:style-name="Таблица1.A1" office:value-type="string">
            <text:p text:style-name="P24">to be (am, is, are) + V3/V1 + ed</text:p>
          </table:table-cell>
          <table:table-cell table:style-name="Таблица1.C1" office:value-type="string">
            <text:p text:style-name="P20">Houses 'are built' every year.</text:p>
          </table:table-cell>
        </table:table-row>
        <table:table-row>
          <table:table-cell table:style-name="Таблица1.A2" office:value-type="string">
            <text:p text:style-name="P22">Present Continuous Passive Voice</text:p>
          </table:table-cell>
          <table:table-cell table:style-name="Таблица1.A2" office:value-type="string">
            <text:p text:style-name="P24">to be (am, is, are) + being + V3/V1 + ed</text:p>
          </table:table-cell>
          <table:table-cell table:style-name="Таблица1.C2" office:value-type="string">
            <text:p text:style-name="P20">Two houses in this street 'are being built' now.</text:p>
          </table:table-cell>
        </table:table-row>
        <table:table-row>
          <table:table-cell table:style-name="Таблица1.A2" office:value-type="string">
            <text:p text:style-name="P23">Present Perfect Passive Voice</text:p>
          </table:table-cell>
          <table:table-cell table:style-name="Таблица1.A2" office:value-type="string">
            <text:p text:style-name="P25">have/has + been + V3/V1 + ed</text:p>
          </table:table-cell>
          <table:table-cell table:style-name="Таблица1.C2" office:value-type="string">
            <text:p text:style-name="P21">Sever new houses 'have been built' this year.</text:p>
          </table:table-cell>
        </table:table-row>
        <table:table-row>
          <table:table-cell table:style-name="Таблица1.A2" office:value-type="string">
            <text:p text:style-name="P23">Present Perfect Continuous Passive Voice</text:p>
          </table:table-cell>
          <table:table-cell table:style-name="Таблица1.A2" office:value-type="string">
            <text:p text:style-name="P25">THIS FORM DOES NOT EXIST</text:p>
          </table:table-cell>
          <table:table-cell table:style-name="Таблица1.C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3">Past Simple Passive Voice</text:p>
          </table:table-cell>
          <table:table-cell table:style-name="Таблица1.A2" office:value-type="string">
            <text:p text:style-name="P25"><text:s/>was/were + V3/V1 + ed</text:p>
          </table:table-cell>
          <table:table-cell table:style-name="Таблица1.C2" office:value-type="string">
            <text:p text:style-name="P21">Several new houses 'were built' last year.</text:p>
          </table:table-cell>
        </table:table-row>
        <table:table-row>
          <table:table-cell table:style-name="Таблица1.A2" office:value-type="string">
            <text:p text:style-name="P23">Past Continuous Passive Voice</text:p>
          </table:table-cell>
          <table:table-cell table:style-name="Таблица1.A2" office:value-type="string">
            <text:p text:style-name="P25">was/were + being + V3/V1 + ed</text:p>
          </table:table-cell>
          <table:table-cell table:style-name="Таблица1.C2" office:value-type="string">
            <text:p text:style-name="P21">Several new houses 'were being built' when we arrived in this city.</text:p>
          </table:table-cell>
        </table:table-row>
        <table:table-row>
          <table:table-cell table:style-name="Таблица1.A2" office:value-type="string">
            <text:p text:style-name="P23">Past Perfect Passive Voice</text:p>
          </table:table-cell>
          <table:table-cell table:style-name="Таблица1.A2" office:value-type="string">
            <text:p text:style-name="P25">had + been + V3/V1 + ed</text:p>
          </table:table-cell>
          <table:table-cell table:style-name="Таблица1.C2" office:value-type="string">
            <text:p text:style-name="P21">Some new houses 'had already been built' by the time we arrived in this city.</text:p>
          </table:table-cell>
        </table:table-row>
        <table:table-row>
          <table:table-cell table:style-name="Таблица1.A2" office:value-type="string">
            <text:p text:style-name="P23">Past Perfect Continuous Passive Voice</text:p>
          </table:table-cell>
          <table:table-cell table:style-name="Таблица1.A2" office:value-type="string">
            <text:p text:style-name="P25">THIS FORM DOES NOT EXIST</text:p>
          </table:table-cell>
          <table:table-cell table:style-name="Таблица1.C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3">Future Simple Passive Voice</text:p>
          </table:table-cell>
          <table:table-cell table:style-name="Таблица1.A2" office:value-type="string">
            <text:p text:style-name="P25">will + be + V3/V1 + ed</text:p>
          </table:table-cell>
          <table:table-cell table:style-name="Таблица1.C2" office:value-type="string">
            <text:p text:style-name="P21">Some new houses 'will be built' next year.</text:p>
          </table:table-cell>
        </table:table-row>
        <table:table-row>
          <table:table-cell table:style-name="Таблица1.A2" office:value-type="string">
            <text:p text:style-name="P23">Future Continuous Passive Voice</text:p>
          </table:table-cell>
          <table:table-cell table:style-name="Таблица1.A2" office:value-type="string">
            <text:p text:style-name="P25">THIS FORM DOES NOT EXIST</text:p>
          </table:table-cell>
          <table:table-cell table:style-name="Таблица1.C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3">Future Perfect Passive Voice</text:p>
          </table:table-cell>
          <table:table-cell table:style-name="Таблица1.A2" office:value-type="string">
            <text:p text:style-name="P25">will + have + been + V3/V1 + ed</text:p>
          </table:table-cell>
          <table:table-cell table:style-name="Таблица1.C2" office:value-type="string">
            <text:p text:style-name="P21">Some new houses 'will have been built' by the end of this year.</text:p>
          </table:table-cell>
        </table:table-row>
        <table:table-row>
          <table:table-cell table:style-name="Таблица1.A2" office:value-type="string">
            <text:p text:style-name="P23">Future Perfect Continuous Voice</text:p>
          </table:table-cell>
          <table:table-cell table:style-name="Таблица1.A2" office:value-type="string">
            <text:p text:style-name="P25">THIS FORM DOES NOT EXIST</text:p>
          </table:table-cell>
          <table:table-cell table:style-name="Таблица1.C2" office:value-type="string">
            <text:p text:style-name="P21"/>
          </table:table-cell>
        </table:table-row>
      </table:table>
      <text:p text:style-name="P19"/>
      <text:h text:style-name="Heading_20_1" text:outline-level="1">The <text:span text:style-name="T1">Passive Voice </text:span><text:span text:style-name="T12">usages</text:span></text:h>
      <text:list xml:id="list1844271924406971533" text:style-name="L14">
        <text:list-item>
          <text:p text:style-name="P74"><text:span text:style-name="T4">When the doer (</text:span><text:span text:style-name="T26">деятель</text:span><text:span text:style-name="T4">) of the action is not known / is of no importance (</text:span><text:span text:style-name="T27">не важен</text:span><text:span text:style-name="T4">)</text:span><text:span text:style-name="T12">:</text:span></text:p>
          <text:p text:style-name="P59">E.g. Rice is grown in India.</text:p>
          <text:p text:style-name="P59">E.g. Cheese is made of/from milk.</text:p>
          <text:p text:style-name="P74"><text:span text:style-name="T12">E.g. These ancient manuscripts were found many </text:span><text:span text:style-name="T13">centuries</text:span><text:span text:style-name="T12"> ago.</text:span></text:p>
        </text:list-item>
        <text:list-item>
          <text:p text:style-name="P74"><text:span text:style-name="T12">P</text:span><text:span text:style-name="T4">hrase stress (</text:span><text:span text:style-name="T28">Фразовые ударения</text:span><text:span text:style-name="T4">)</text:span><text:span text:style-name="T12">:</text:span></text:p>
          <text:p text:style-name="P74"><text:span text:style-name="T12">E.g. NB! This picture was taken by my dad, that one was taken by me (</text:span><text:span text:style-name="T25">Эту фотографию сделал мой папа, а ту фотографию — я</text:span><text:span text:style-name="T12">).</text:span></text:p>
        </text:list-item>
      </text:list>
      <text:h text:style-name="Heading_20_1" text:outline-level="1"><text:soft-page-break/><text:span text:style-name="T14">Verbs</text:span> <text:span text:style-name="T14">that can’t be use in Passive Voice</text:span></text:h>
      <text:p text:style-name="P60">All intransitive verbs can't be used in Passive. Transitive: raise, lay. Intransitive: rise, sit, lie.</text:p>
      <text:list xml:id="list3110055818505473967" text:style-name="L15">
        <text:list-item>
          <text:p text:style-name="P61">to happen CAN'T BE USED;</text:p>
        </text:list-item>
        <text:list-item>
          <text:p text:style-name="P61">to die CAN'T BE USED;</text:p>
        </text:list-item>
        <text:list-item>
          <text:p text:style-name="P61">to agree with CAN'T BE USED;</text:p>
        </text:list-item>
        <text:list-item>
          <text:p text:style-name="P61">to fall CAN'T BE USED;</text:p>
        </text:list-item>
        <text:list-item>
          <text:p text:style-name="P61">to rain, to snow CAN'T BE USED;</text:p>
        </text:list-item>
        <text:list-item>
          <text:p text:style-name="P61">to exist CAN'T BE USED;</text:p>
        </text:list-item>
        <text:list-item>
          <text:p text:style-name="P61">to stand somewhere CAN'T BE USED;</text:p>
        </text:list-item>
        <text:list-item>
          <text:p text:style-name="P61">to seem CAN'T BE USED;</text:p>
        </text:list-item>
        <text:list-item>
          <text:p text:style-name="P61">to appear CAN'T BE USED;</text:p>
        </text:list-item>
        <text:list-item>
          <text:p text:style-name="P61">to succeed (in doing smth) CAN'T BE USED;</text:p>
        </text:list-item>
        <text:list-item>
          <text:p text:style-name="P75"><text:span text:style-name="T1">t</text:span><text:span text:style-name="T14">o travel CAN'T BE USED;</text:span></text:p>
        </text:list-item>
        <text:list-item>
          <text:p text:style-name="P61">to come CAN'T BE USED;</text:p>
        </text:list-item>
        <text:list-item>
          <text:p text:style-name="P75"><text:span text:style-name="T14">to walk (</text:span><text:span text:style-name="T29">гулять</text:span><text:span text:style-name="T14">) CAN'T BE USED;</text:span></text:p>
        </text:list-item>
        <text:list-item>
          <text:p text:style-name="P61">to arrive CAN'T BE USED;</text:p>
        </text:list-item>
        <text:list-item>
          <text:p text:style-name="P75"><text:span text:style-name="T14">to </text:span><text:span text:style-name="T15">matter</text:span><text:span text:style-name="T14"> CAN'T BE USED;</text:span></text:p>
        </text:list-item>
      </text:list>
      <text:p text:style-name="P76"><text:span text:style-name="T14"/></text:p>
      <text:p text:style-name="P77"><text:span text:style-name="T14">Nobody lived in this house (</text:span><text:span text:style-name="T23">Никто не жил в доме</text:span><text:span text:style-name="T14">). - This house was not lived in (</text:span><text:span text:style-name="T30">В доме никто не жил</text:span><text:span text:style-name="T14">).</text:span></text:p>
      <text:p text:style-name="P77"><text:span text:style-name="T14">They gave 'me' (indirect object) 'a good peace of advice' (direct object). - I was given a good peace of advice by them. - A good peace of advice was given TO me by them.</text:span></text:p>
      <text:h text:style-name="Heading_20_1" text:outline-level="1">The Passive Voice of Models</text:h>
      <text:list xml:id="list7855128419461291396" text:style-name="L16">
        <text:list-item>
          <text:p text:style-name="P78"><text:span text:style-name="T1">Children 'should be taught to respect' their elders (should = ought to). //indefinite passive infinitive</text:span></text:p>
        </text:list-item>
        <text:list-item>
          <text:p text:style-name="P78"><text:span text:style-name="T1">This book 'had better be returned' to the library before Friday (</text:span><text:span text:style-name="T23">Эту книгу лучше вернуть в библиотеку до пятницы)</text:span><text:span text:style-name="T1">. <text:s/>//had better = should</text:span></text:p>
        </text:list-item>
        <text:list-item>
          <text:p text:style-name="P78"><text:span text:style-name="T1">Marry 'has to be told' about our change in plans. have to = must</text:span></text:p>
        </text:list-item>
        <text:list-item>
          <text:p text:style-name="P78"><text:span text:style-name="T1">The letter 'should have been sent' last week</text:span><text:span text:style-name="T33">.</text:span><text:span text:style-name="T1"> </text:span><text:span text:style-name="T16">(</text:span><text:span text:style-name="T31">Письмо следовало бы послать на прошлой неделе)</text:span><text:span text:style-name="T1"> (</text:span><text:span text:style-name="T31">Желаемое действие выполнено не было</text:span><text:span text:style-name="T1">)</text:span></text:p>
        </text:list-item>
        <text:list-item>
          <text:p text:style-name="P78"><text:span text:style-name="T1">This house 'must have been built' over 200 years ago. </text:span><text:span text:style-name="T32">(Должно быть этот дом был построен более двухсот лет назад)</text:span><text:span text:style-name="T1"> (</text:span><text:span text:style-name="T23">Предположение, граничащее с уверенностью</text:span><text:span text:style-name="T1">).</text:span></text:p>
        </text:list-item>
        <text:list-item>
          <text:p text:style-name="P78"><text:span text:style-name="T1">She must be at home. </text:span><text:span text:style-name="T32">(Должно быть она дома).</text:span></text:p>
        </text:list-item>
      </text:list>
      <text:h text:style-name="Heading_20_1" text:outline-level="1"><text:soft-page-break/>Stative Passive</text:h>
      <text:p text:style-name="P79"><text:span text:style-name="T17">When the </text:span><text:span text:style-name="T19">passive</text:span><text:span text:style-name="T17"> form is used to describe an existing situation or state, as in (c), (f) and (i), it is called the "</text:span><text:span text:style-name="T1">stative</text:span><text:span text:style-name="T17"> passive". In the </text:span><text:span text:style-name="T18">stative</text:span><text:span text:style-name="T17"> passive:</text:span></text:p>
      <text:p text:style-name="P79"><text:span text:style-name="T17">1.<text:tab/>No action is taking place; the action happened earlier;</text:span></text:p>
      <text:p text:style-name="P79"><text:span text:style-name="T17">2.<text:tab/>There is no by-phrase;</text:span></text:p>
      <text:p text:style-name="P79"><text:span text:style-name="T17">3.<text:tab/>The past participle functions as an adjective;</text:span></text:p>
      <text:p text:style-name="P79"><text:span text:style-name="T17">Examples:</text:span></text:p>
      <text:p text:style-name="P79"><text:span text:style-name="T17">1.<text:tab/>Now the door 'is locked'.</text:span></text:p>
      <text:p text:style-name="P79"><text:span text:style-name="T17">2.<text:tab/>I 'am interested in' Chinese art.</text:span></text:p>
      <text:p text:style-name="P79"><text:span text:style-name="T17">3.<text:tab/>He is satisfied with his job.</text:span></text:p>
      <text:p text:style-name="P79"><text:span text:style-name="T17">4.<text:tab/>Ann is married to Alex.</text:span></text:p>
      <text:h text:style-name="Heading_20_1" text:outline-level="1">ВАЖНО!!!</text:h>
      <text:p text:style-name="P80"><text:span text:style-name="T17">Causative Passive Construction</text:span></text:p>
      <text:p text:style-name="P80"><text:span text:style-name="T17">TO HAVE SMTH DONE </text:span><text:span text:style-name="T34">(ДЕЙСТВИЕ ВЫПОЛНЯЕТСЯ ДЛЯ ВА</text:span><text:span text:style-name="T17">С!!</text:span><text:span text:style-name="T34">)</text:span></text:p>
      <text:p text:style-name="P80"><text:span text:style-name="T17">We have had our car </text:span><text:span text:style-name="T22">repaired</text:span><text:span text:style-name="T17">.</text:span></text:p>
      <text:p text:style-name="P80"><text:span text:style-name="T17">to have one's blood </text:span><text:span text:style-name="T22">pressure</text:span><text:span text:style-name="T17"> taken.</text:span></text:p>
      <text:p text:style-name="P43">Reported Speech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00%" fo:text-indent="0cm" style:auto-text-indent="false" style:page-number="auto" style:writing-mode="pag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1cm" fo:margin-bottom="0cm" loext:contextual-spacing="false" fo:line-height="150%" style:writing-mode="pag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50%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line-height="150%" style:writing-mode="pag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21:07.799000000</meta:creation-date>
    <dc:date>2016-09-11T13:28:34.077000000</dc:date>
    <meta:editing-duration>PT1H49M12S</meta:editing-duration>
    <meta:editing-cycles>76</meta:editing-cycles>
    <meta:generator>LibreOffice/5.2.1.2$Windows_x86 LibreOffice_project/31dd62db80d4e60af04904455ec9c9219178d620</meta:generator>
    <meta:document-statistic meta:table-count="1" meta:image-count="0" meta:object-count="0" meta:page-count="9" meta:paragraph-count="211" meta:word-count="1966" meta:character-count="10317" meta:non-whitespace-character-count="8626"/>
  </office:meta>
</office:document-meta>
</file>